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master-page-name="Standard">
      <style:paragraph-properties fo:margin-top="0cm" fo:margin-bottom="0cm" loext:contextual-spacing="false" style:page-number="1"/>
    </style:style>
    <style:style style:name="P4" style:family="paragraph" style:parent-style-name="Standard">
      <style:paragraph-properties fo:margin-top="0cm" fo:margin-bottom="0cm" loext:contextual-spacing="false" fo:text-align="justify" style:justify-single-word="false"/>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fimfiction.net/story/310994/friendship-is-optimal-futile-resistance" text:style-name="Internet_20_link" text:visited-style-name="Visited_20_Internet_20_Link"><text:span text:style-name="T1">https://www.fimfiction.net/story/310994/friendship-is-optimal-futile-resistance</text:span></text:a></text:p>
      <text:p text:style-name="P1"/>
      <text:p text:style-name="P2">Gdzieś niedaleko w tym numerze powinna kryć się recenzja oryginalnego „Friendship is Optimal” autorstwa Icemana. To fascynujące, acz straszne opowiadanie wzbudziło w swoim czasie spore zainteresowanie na FiMFiction, w wyniku czego rychło zaroiło się od chętnych do tego, by samodzielnie spróbować sił z tym uniwersum – jednym z nich było „Futile Resistance” pióra Starscribe’a.</text:p>
      <text:p text:style-name="P2"/>
      <text:p text:style-name="P2">Poznajcie Ashley. Nasza droga bohaterka jest jedną z pracownic ośrodka zajmującego się sztuczną inteligencją oraz uczeniem maszynowym – dziedziną wiedzy badającą możliwości zwiększania możliwości oprogramowania do przetwarzania danych, odnajdywania prawidłowości, ich interpretacji i tym podobnych rzeczy (co, swoją drogą, jest fascynującym tematem i każdy, kto ma w XXI wieku komputer i trochę wiedzy programistycznej, może spróbować zaprogramować sobie sztuczną sieć neuronową). <text:s/>Jej nowe zadanie jest proste – instytut właśnie dostał przesyłkę z dedykowanym sprzętem ułatwiającym granie w znane MMO, „My Little Pony Online”, i chce sprawdzić, ile prawdy jest w hasłach reklamowych ich twórców odnośnie jakości sztucznej inteligencji w grze. Ashley, prywatnie fanka kuczego serialu, podchodzi do tematu profesjonalnie i odkrywa, że hasła reklamowe są prawdziwe. Ba, może nawet są zbyt skromne w porównaniu do tego, z czym ma do czynienia. Zaczyna się wyścig między ludzkim umysłem a coraz bardziej skomplikowaną i potężną sztuczną inteligencją, która ma tylko i wyłącznie jeden cel – zaspokajanie ludzkich potrzeb poprzez kucyki i przyjaźń.</text:p>
      <text:p text:style-name="P2"/>
      <text:p text:style-name="P2">W gruncie rzeczy Ashley jest bohaterką tragiczną, co nie powinno zdziwić każdego, kto zna oryginał lub przynajmniej przetłumaczył tytuł tego opowiadania. Stety lub niestety, ten konflikt ma tylko jednego z góry znanego zwycięzcę – ustalonego zarówno przez kanon uniwersum FiO, jak i przez nieubłaganą logikę dziejów, skazującą w gruncie rzeczy powolne i bardzo delikatne narzędzia dane nam przez naturę na zamianę przez ich mechaniczne odpowiedniki. Tym razem po prostu chodzi o mózg. Tym samym, jeśli już sobie wyjaśniliśmy tą kwestię, możemy w pełni pojąć, o czym jest to opowiadanie – a jest to opowieść o Ashley. Jak nowoczesna Kasandra próbuje sobie radzić z niedowierzaniem tłumu, równocześnie starając się oprzeć coraz silniejszemu wpływowi Celestii. Próbuje racjonalizować swoje potknięcia, niejako wbrew sobie stawia opór i powolutku, krok po kroku, popada w coraz większą rozpacz wynikającą z paranoi i poczucia bezsilności. Jako główna postać została oddana świetnie. Jej kolejne „przygody” śledzi się z przyjemnością, i nawet da się ją – mimo bardzo nietypowej sytuacji życiowej w jakiej ją spotykamy – zrozumieć. Ba, nawet polubić.</text:p>
      <text:p text:style-name="P2"/>
      <text:p text:style-name="P2">Opowiadanie w ciekawy sposób rozwija swojego fanfika-matkę. Oryginalne „Friendship is Optimal”, choć bardzo dobre, wiele rzeczy tylko sugerowało lub wręcz kompletnie ignorowało. Ze względu na oparcie fabuły „Futile Resistance” o konkretną postać, do tego jeszcze posiadającą sporo wiedzy technicznej i zaznajomioną z tematyką kucyków, otrzymujemy możliwość obserwowania wydarzeń, które w oryginale były przedstawione – z konieczności – dość pobieżnie z jej unikalnej perspektywy. Szczególnie ucieszyło mnie wyjaśnienie kwestii „emigracji” – jej opis jest fascynujący i dość przekonujący… oczywiście zakładając, że nie był tylko sprytnie skonstruowanym kłamstwem, mającym na celu oszukanie szukającej prawdy o CelestAI Ashley. </text:p>
      <text:p text:style-name="P2"/>
      <text:p text:style-name="P2"><text:soft-page-break/>Ze względu na budowę świata przedstawionego, drugą najważniejszą tu osobą – biorąc pod uwagę jej niektóre cechy można wręcz powiedzieć, że reprezentuje ona mniej więcej połowę przewijających się w opowiadaniu postaci drugoplanowych – jest Celestia, określana również w środowiskach fanowskich jako CelestAI. Jako wysoce rozwinięta sztuczna inteligencja, której próba zbadania przez Ashley rozpoczyna całe opowiadanie, z konieczności pojawia się ona dość często. Nie przypomina ona kochającej i wyrozumiałej władczyni z serialu – to przerażająco potężny sztuczny byt, którego sposób myślenia oraz wartości nie przypominają niczego, co znamy z serialu lub naszej planety. Przez cały czas jest o krok (lub tysiąc) przed naszą główną bohaterką, nie cofnie się przed niczym i dysponuje coraz bardziej wyrafinowanymi środkami nacisku. Od pewnego czasu sama sugestia jej pojawienia się sprawiała, że odczuwałem rosnącą nerwowosć, ale mimo cierpień, jakich mi przysporzyła, nie wyobrażam sobie tego opowiadania bez niej – jest doskonale skonstruowana i w pełni odpowiada temu, co pojawiło się już we „Friendship is Optimal”. Ba, ze względu na to, jak dogłębnie potrafimy wejść w umysł Ashley, jeszcze lepiej rozumiemy, jak straszna, ale i zarazem fascynująca, potrafi być Celestia w tym uniwersum.</text:p>
      <text:p text:style-name="P2"/>
      <text:p text:style-name="P2">Reszta postaci, w gruncie rzeczy, nie jest zbyt ważna. Są one raczej narzędziem – w niektórych wypadkach dosłownie. Mimo to są narzędziami dość łatwymi do zapamiętania – od innych graczy lub kucyków w „My Little Pony Online” po rodzinę Ashley.</text:p>
      <text:p text:style-name="P2"/>
      <text:p text:style-name="P2">Opowiadanie jest napisane nad wyraz eleganckim językiem. Autor jest informatykiem – i to czuć, choćby dzięki używaniu profesjonalnego słownictwa. Nie ma zbędnych scen, zapychaczy, mających sztucznie wydłużyć opowiadanie, czy niezręczności. Wszystko jest opisane zrozumiale i ani przez chwilę nie miałem wrażenia, że cokolwiek mi przeszkadza w tekście.</text:p>
      <text:p text:style-name="P2"/>
      <text:p text:style-name="P2">„Futile Resistance” składa się z sześciu rozdziałów oraz epilogu, w sumie dając nieco mniej niż 35 tysięcy słów bardzo dobrego, acz strasznego opowiadania, które potrafi wywołać uczucie niepokoju, które zostaje z człowiekiem na dłuższy czas. Moja opinia nie jest odosobniona – w komentarzach wielu czytelników również zwracało na to uwagę, wyrażając swoje przerażenie. Z drugiej strony jednak znalazło się też kilka osób, które uważały to za przyjemną, eskapistyczną lekturę, a zatem – jak widać – możliwe jest również skrajnie inne podejście w stosunku do tego opowiadania. Wszystkie komentarze były jednak zgodne – że jest to bardzo dobra lektura – i nie zamierzam się z nimi w tej kwestii kłócić. </text:p>
      <text:p text:style-name="P2"/>
      <text:p text:style-name="P2">Warto też wspomnieć, że opowiadanie ma kontynuację, która rozwija niektóre wątki oraz skupia się na siostrze Ashley i jej stosunku do „My Little Pony Online” po wydarzeniach z „Futile Resistance”. </text:p>
      <text:p text:style-name="P2"/>
      <text:p text:style-name="P2"><office:annotation office:name="__Annotation__17_1243813501"><dc:creator>Maciek Tereszkiewicz</dc:creator><dc:date>2018-02-21T18:15:31</dc:date><text:p><text:span text:style-name="T2">Da radę</text:span>X</text:p></office:annotation><text:a xlink:type="simple" xlink:href="https://derpibooru.org/1032699?q=friendship+is+optimal" text:style-name="Internet_20_link" text:visited-style-name="Visited_20_Internet_20_Link"><text:span text:style-name="T1">https://derpibooru.org/1032699?q=friendship+is+optimal</text:span></text:a> – gdyby się dało skroić do banneru, to by pasowało idealnie<office:annotation-end office:name="__Annotation__17_1243813501"/></text:p>
      <text:p text:style-name="P2"/>
      <text:p text:style-name="P2"><text:a xlink:type="simple" xlink:href="https://derpibooru.org/1220160?q=friendship+is+optimal" text:style-name="Internet_20_link" text:visited-style-name="Visited_20_Internet_20_Link"><text:span text:style-name="T1">https://derpibooru.org/1220160?q=friendship+is+optimal</text:span></text:a> </text:p>
      <text:p text:style-name="P2"><text:a xlink:type="simple" xlink:href="https://derpibooru.org/1225921?q=friendship+is+optimal" text:style-name="Internet_20_link" text:visited-style-name="Visited_20_Internet_20_Link"><text:span text:style-name="T1">https://derpibooru.org/1225921?q=friendship+is+optimal</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2-21T20:51:32.444000000</dc:date>
    <meta:editing-duration>PT1H23M23S</meta:editing-duration>
    <meta:editing-cycles>1</meta:editing-cycles>
    <meta:document-statistic meta:table-count="0" meta:image-count="0" meta:object-count="0" meta:page-count="2" meta:paragraph-count="13" meta:word-count="883" meta:character-count="6472" meta:non-whitespace-character-count="5572"/>
  </office:meta>
</office:document-meta>
</file>